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iraCode Nerd Font" svg:font-family="'FiraCode Nerd Font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FiraCode Nerd Font" officeooo:rsid="001e20cb" officeooo:paragraph-rsid="001e20cb"/>
    </style:style>
    <style:style style:name="P2" style:family="paragraph" style:parent-style-name="Standard">
      <style:paragraph-properties fo:text-align="center" style:justify-single-word="false"/>
      <style:text-properties style:font-name="FiraCode Nerd Font" officeooo:rsid="00310364" officeooo:paragraph-rsid="00310364"/>
    </style:style>
    <style:style style:name="P3" style:family="paragraph" style:parent-style-name="Standard">
      <style:paragraph-properties fo:text-align="start" style:justify-single-word="false"/>
      <style:text-properties style:font-name="FiraCode Nerd Font" officeooo:rsid="001f11ed" officeooo:paragraph-rsid="001f11ed"/>
    </style:style>
    <style:style style:name="P4" style:family="paragraph" style:parent-style-name="Standard">
      <style:paragraph-properties fo:text-align="start" style:justify-single-word="false"/>
      <style:text-properties style:font-name="FiraCode Nerd Font" officeooo:rsid="001f9759" officeooo:paragraph-rsid="0023dc81"/>
    </style:style>
    <style:style style:name="P5" style:family="paragraph" style:parent-style-name="Standard">
      <style:paragraph-properties fo:text-align="start" style:justify-single-word="false"/>
      <style:text-properties style:font-name="FiraCode Nerd Font" officeooo:rsid="0023dc81" officeooo:paragraph-rsid="0023dc81"/>
    </style:style>
    <style:style style:name="P6" style:family="paragraph" style:parent-style-name="Standard">
      <style:paragraph-properties fo:text-align="start" style:justify-single-word="false"/>
      <style:text-properties style:font-name="FiraCode Nerd Font" officeooo:rsid="00262d09" officeooo:paragraph-rsid="00262d09"/>
    </style:style>
    <style:style style:name="P7" style:family="paragraph" style:parent-style-name="Standard">
      <style:paragraph-properties fo:text-align="start" style:justify-single-word="false"/>
      <style:text-properties style:font-name="FiraCode Nerd Font" officeooo:rsid="001f9759" officeooo:paragraph-rsid="0027f552"/>
    </style:style>
    <style:style style:name="P8" style:family="paragraph" style:parent-style-name="Standard">
      <style:paragraph-properties fo:text-align="start" style:justify-single-word="false"/>
      <style:text-properties style:font-name="FiraCode Nerd Font" officeooo:rsid="001f9759" officeooo:paragraph-rsid="002999d6"/>
    </style:style>
    <style:style style:name="P9" style:family="paragraph" style:parent-style-name="Standard">
      <style:paragraph-properties fo:text-align="start" style:justify-single-word="false"/>
      <style:text-properties style:font-name="FiraCode Nerd Font" officeooo:rsid="002999d6" officeooo:paragraph-rsid="002999d6"/>
    </style:style>
    <style:style style:name="P10" style:family="paragraph" style:parent-style-name="Standard">
      <style:paragraph-properties fo:text-align="start" style:justify-single-word="false"/>
      <style:text-properties style:font-name="FiraCode Nerd Font" officeooo:rsid="002a782f" officeooo:paragraph-rsid="002a782f"/>
    </style:style>
    <style:style style:name="P11" style:family="paragraph" style:parent-style-name="Standard">
      <style:paragraph-properties fo:text-align="start" style:justify-single-word="false"/>
      <style:text-properties style:font-name="FiraCode Nerd Font" officeooo:rsid="002ae99d" officeooo:paragraph-rsid="002ae99d"/>
    </style:style>
    <style:style style:name="P12" style:family="paragraph" style:parent-style-name="Standard">
      <style:paragraph-properties fo:text-align="start" style:justify-single-word="false"/>
      <style:text-properties style:font-name="FiraCode Nerd Font" officeooo:rsid="002b8288" officeooo:paragraph-rsid="002b8288"/>
    </style:style>
    <style:style style:name="P13" style:family="paragraph" style:parent-style-name="Standard">
      <style:paragraph-properties fo:text-align="start" style:justify-single-word="false"/>
      <style:text-properties style:font-name="FiraCode Nerd Font" style:text-underline-style="none" officeooo:rsid="003428cc" officeooo:paragraph-rsid="002b8288"/>
    </style:style>
    <style:style style:name="P14" style:family="paragraph" style:parent-style-name="Standard">
      <style:paragraph-properties fo:text-align="start" style:justify-single-word="false" fo:break-before="page"/>
      <style:text-properties style:font-name="FiraCode Nerd Font" officeooo:rsid="002bc9e0" officeooo:paragraph-rsid="002bc9e0"/>
    </style:style>
    <style:style style:name="P15" style:family="paragraph" style:parent-style-name="Table_20_Contents">
      <style:paragraph-properties fo:text-align="start" style:justify-single-word="false"/>
      <style:text-properties style:font-name="FiraCode Nerd Font" officeooo:rsid="002dd904" officeooo:paragraph-rsid="002dd904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officeooo:paragraph-rsid="002bc9e0"/>
    </style:style>
    <style:style style:name="P18" style:family="paragraph" style:parent-style-name="Standard">
      <style:paragraph-properties fo:text-align="start" style:justify-single-word="false" fo:break-before="page"/>
      <style:text-properties style:font-name="FiraCode Nerd Font" officeooo:rsid="002b8288" officeooo:paragraph-rsid="0034a1d2"/>
    </style:style>
    <style:style style:name="P19" style:family="paragraph" style:parent-style-name="Standard">
      <style:paragraph-properties fo:text-align="center" style:justify-single-word="false"/>
      <style:text-properties style:font-name="FiraCode Nerd Font" officeooo:rsid="0031a3c7" officeooo:paragraph-rsid="0034a1d2"/>
    </style:style>
    <style:style style:name="P20" style:family="paragraph" style:parent-style-name="Standard">
      <style:paragraph-properties fo:text-align="start" style:justify-single-word="false"/>
      <style:text-properties style:font-name="FiraCode Nerd Font" officeooo:rsid="0031ae6f" officeooo:paragraph-rsid="0034a1d2"/>
    </style:style>
    <style:style style:name="P21" style:family="paragraph" style:parent-style-name="Table_20_Contents">
      <style:paragraph-properties fo:text-align="start" style:justify-single-word="false"/>
      <style:text-properties style:font-name="FiraCode Nerd Font" officeooo:rsid="00339fbb" officeooo:paragraph-rsid="0034a1d2"/>
    </style:style>
    <style:style style:name="P22" style:family="paragraph" style:parent-style-name="Standard">
      <style:paragraph-properties fo:text-align="start" style:justify-single-word="false"/>
      <style:text-properties style:font-name="FiraCode Nerd Font" style:text-underline-style="solid" style:text-underline-width="auto" style:text-underline-color="font-color" officeooo:rsid="003428cc" officeooo:paragraph-rsid="0034a1d2"/>
    </style:style>
    <style:style style:name="P23" style:family="paragraph" style:parent-style-name="Standard">
      <style:paragraph-properties fo:text-align="start" style:justify-single-word="false"/>
      <style:text-properties style:font-name="FiraCode Nerd Font" style:text-underline-style="none" officeooo:rsid="003428cc" officeooo:paragraph-rsid="0034a1d2"/>
    </style:style>
    <style:style style:name="P24" style:family="paragraph" style:parent-style-name="Standard">
      <style:paragraph-properties fo:text-align="start" style:justify-single-word="false"/>
      <style:text-properties style:font-name="FiraCode Nerd Font" style:text-underline-style="none" officeooo:rsid="003428cc" officeooo:paragraph-rsid="0034b012"/>
    </style:style>
    <style:style style:name="P25" style:family="paragraph" style:parent-style-name="Standard">
      <style:paragraph-properties fo:text-align="start" style:justify-single-word="false"/>
      <style:text-properties style:font-name="FiraCode Nerd Font" style:text-underline-style="none" officeooo:rsid="003428cc" officeooo:paragraph-rsid="0034ebb7"/>
    </style:style>
    <style:style style:name="P26" style:family="paragraph" style:parent-style-name="Standard">
      <style:paragraph-properties fo:text-align="start" style:justify-single-word="false"/>
      <style:text-properties style:font-name="FiraCode Nerd Font" style:text-underline-style="none" officeooo:rsid="003428cc" officeooo:paragraph-rsid="003601b7"/>
    </style:style>
    <style:style style:name="P27" style:family="paragraph" style:parent-style-name="Standard">
      <style:paragraph-properties fo:text-align="start" style:justify-single-word="false"/>
      <style:text-properties style:font-name="FiraCode Nerd Font" style:text-underline-style="none" officeooo:rsid="003428cc" officeooo:paragraph-rsid="003b544d"/>
    </style:style>
    <style:style style:name="P28" style:family="paragraph" style:parent-style-name="Standard">
      <style:paragraph-properties fo:text-align="start" style:justify-single-word="false"/>
      <style:text-properties style:font-name="FiraCode Nerd Font" style:text-underline-style="none" officeooo:rsid="003428cc" officeooo:paragraph-rsid="0039d7ca"/>
    </style:style>
    <style:style style:name="P29" style:family="paragraph" style:parent-style-name="Standard">
      <style:paragraph-properties fo:text-align="start" style:justify-single-word="false"/>
      <style:text-properties style:font-name="FiraCode Nerd Font" style:text-underline-style="none" officeooo:rsid="003428cc" officeooo:paragraph-rsid="003734af"/>
    </style:style>
    <style:style style:name="P30" style:family="paragraph" style:parent-style-name="Standard">
      <style:paragraph-properties fo:text-align="start" style:justify-single-word="false"/>
      <style:text-properties style:font-name="FiraCode Nerd Font" style:text-underline-style="none" officeooo:rsid="003428cc" officeooo:paragraph-rsid="00384727"/>
    </style:style>
    <style:style style:name="P31" style:family="paragraph" style:parent-style-name="Standard">
      <style:paragraph-properties fo:text-align="start" style:justify-single-word="false"/>
      <style:text-properties style:font-name="FiraCode Nerd Font" style:text-underline-style="none" officeooo:rsid="003428cc" officeooo:paragraph-rsid="0038553b"/>
    </style:style>
    <style:style style:name="P32" style:family="paragraph" style:parent-style-name="Standard">
      <style:paragraph-properties fo:text-align="start" style:justify-single-word="false"/>
      <style:text-properties style:font-name="FiraCode Nerd Font" style:text-underline-style="none" officeooo:rsid="003428cc" officeooo:paragraph-rsid="003966d9"/>
    </style:style>
    <style:style style:name="P33" style:family="paragraph" style:parent-style-name="Standard">
      <style:paragraph-properties fo:text-align="start" style:justify-single-word="false" fo:break-before="page"/>
      <style:text-properties style:font-name="FiraCode Nerd Font" style:text-underline-style="none" officeooo:rsid="003428cc" officeooo:paragraph-rsid="003dc092"/>
    </style:style>
    <style:style style:name="P34" style:family="paragraph" style:parent-style-name="Standard">
      <style:paragraph-properties fo:text-align="start" style:justify-single-word="false"/>
      <style:text-properties style:font-name="FiraCode Nerd Font" style:text-underline-style="none" officeooo:rsid="003428cc" officeooo:paragraph-rsid="003dc092"/>
    </style:style>
    <style:style style:name="P35" style:family="paragraph" style:parent-style-name="Standard">
      <style:paragraph-properties fo:text-align="start" style:justify-single-word="false"/>
      <style:text-properties style:font-name="FiraCode Nerd Font" style:text-underline-style="none" officeooo:rsid="003428cc" officeooo:paragraph-rsid="004496f2"/>
    </style:style>
    <style:style style:name="T1" style:family="text">
      <style:text-properties officeooo:rsid="0023dc81"/>
    </style:style>
    <style:style style:name="T2" style:family="text">
      <style:text-properties officeooo:rsid="00200b76"/>
    </style:style>
    <style:style style:name="T3" style:family="text">
      <style:text-properties officeooo:rsid="0020c6f1"/>
    </style:style>
    <style:style style:name="T4" style:family="text">
      <style:text-properties officeooo:rsid="0022621c"/>
    </style:style>
    <style:style style:name="T5" style:family="text">
      <style:text-properties officeooo:rsid="0022e0c4"/>
    </style:style>
    <style:style style:name="T6" style:family="text">
      <style:text-properties officeooo:rsid="00257df9"/>
    </style:style>
    <style:style style:name="T7" style:family="text">
      <style:text-properties officeooo:rsid="0026d3a1"/>
    </style:style>
    <style:style style:name="T8" style:family="text">
      <style:text-properties officeooo:rsid="0027f552"/>
    </style:style>
    <style:style style:name="T9" style:family="text">
      <style:text-properties officeooo:rsid="002999d6"/>
    </style:style>
    <style:style style:name="T10" style:family="text">
      <style:text-properties style:font-name="FiraCode Nerd Font"/>
    </style:style>
    <style:style style:name="T11" style:family="text">
      <style:text-properties style:font-name="FiraCode Nerd Font" officeooo:rsid="002f0130"/>
    </style:style>
    <style:style style:name="T12" style:family="text">
      <style:text-properties style:font-name="FiraCode Nerd Font" officeooo:rsid="002f1579"/>
    </style:style>
    <style:style style:name="T13" style:family="text">
      <style:text-properties style:font-name="FiraCode Nerd Font" officeooo:rsid="0034b012"/>
    </style:style>
    <style:style style:name="T14" style:family="text">
      <style:text-properties style:font-name="FiraCode Nerd Font" officeooo:rsid="0034ebb7"/>
    </style:style>
    <style:style style:name="T15" style:family="text">
      <style:text-properties style:font-name="FiraCode Nerd Font" officeooo:rsid="003601b7"/>
    </style:style>
    <style:style style:name="T16" style:family="text">
      <style:text-properties style:font-name="FiraCode Nerd Font" officeooo:rsid="003b544d"/>
    </style:style>
    <style:style style:name="T17" style:family="text">
      <style:text-properties style:font-name="FiraCode Nerd Font" fo:font-size="7pt" officeooo:rsid="003b544d" style:font-size-asian="7pt" style:font-size-complex="7pt"/>
    </style:style>
    <style:style style:name="T18" style:family="text">
      <style:text-properties style:font-name="FiraCode Nerd Font" officeooo:rsid="0039d7ca"/>
    </style:style>
    <style:style style:name="T19" style:family="text">
      <style:text-properties style:font-name="FiraCode Nerd Font" style:text-underline-style="solid" style:text-underline-width="auto" style:text-underline-color="font-color" officeooo:rsid="003734af"/>
    </style:style>
    <style:style style:name="T20" style:family="text">
      <style:text-properties style:font-name="FiraCode Nerd Font" officeooo:rsid="00384727"/>
    </style:style>
    <style:style style:name="T21" style:family="text">
      <style:text-properties style:font-name="FiraCode Nerd Font" officeooo:rsid="003d4192"/>
    </style:style>
    <style:style style:name="T22" style:family="text">
      <style:text-properties style:font-name="FiraCode Nerd Font" officeooo:rsid="0038553b"/>
    </style:style>
    <style:style style:name="T23" style:family="text">
      <style:text-properties style:font-name="FiraCode Nerd Font" style:text-underline-style="solid" style:text-underline-width="auto" style:text-underline-color="font-color" officeooo:rsid="003966d9"/>
    </style:style>
    <style:style style:name="T24" style:family="text">
      <style:text-properties style:font-name="FiraCode Nerd Font" officeooo:rsid="003966d9"/>
    </style:style>
    <style:style style:name="T25" style:family="text">
      <style:text-properties style:font-name="FiraCode Nerd Font" officeooo:rsid="003dc092"/>
    </style:style>
    <style:style style:name="T26" style:family="text">
      <style:text-properties style:font-name="FiraCode Nerd Font" fo:font-style="italic" officeooo:rsid="003dc092" style:font-style-asian="italic" style:font-style-complex="italic"/>
    </style:style>
    <style:style style:name="T27" style:family="text">
      <style:text-properties style:font-name="FiraCode Nerd Font" fo:font-style="normal" officeooo:rsid="003dc092" style:font-style-asian="normal" style:font-style-complex="normal"/>
    </style:style>
    <style:style style:name="T28" style:family="text">
      <style:text-properties style:font-name="FiraCode Nerd Font" fo:font-style="normal" officeooo:rsid="004142d9" style:font-style-asian="normal" style:font-style-complex="normal"/>
    </style:style>
    <style:style style:name="T29" style:family="text">
      <style:text-properties style:font-name="FiraCode Nerd Font" fo:font-style="normal" officeooo:rsid="0042d237" style:font-style-asian="normal" style:font-style-complex="normal"/>
    </style:style>
    <style:style style:name="T30" style:family="text">
      <style:text-properties style:font-name="FiraCode Nerd Font" fo:font-style="normal" officeooo:rsid="004496f2" style:font-style-asian="normal" style:font-style-complex="normal"/>
    </style:style>
    <style:style style:name="T31" style:family="text">
      <style:text-properties style:font-name="FiraCode Nerd Font" fo:font-style="normal" officeooo:rsid="003f56f4" style:font-style-asian="normal" style:font-style-complex="normal"/>
    </style:style>
    <style:style style:name="T32" style:family="text">
      <style:text-properties style:font-name="FiraCode Nerd Font" fo:font-style="normal" officeooo:rsid="0042066c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Technique - TiersLieux86</text:p>
      <text:p text:style-name="P1"/>
      <text:p text:style-name="P2">Par <text:s text:c="2"/></text:p>
      <text:p text:style-name="P2"><text:s text:c="2"/>____ <text:s text:c="15"/>_ _ _ <text:s text:c="8"/>_ <text:s text:c="5"/></text:p>
      <text:p text:style-name="P2"><text:s/>/ ___|__ _ _ __ ___ (_) | | ___ <text:s text:c="2"/>| | <text:s text:c="4"/></text:p>
      <text:p text:style-name="P2">| | <text:s text:c="2"/>/ _` | '_ ` _ \| | | |/ _ \ <text:s/>| | <text:s text:c="4"/></text:p>
      <text:p text:style-name="P2">| |__| (_| | | | | | | | | | <text:s/>__/ <text:s/>| |__ _ </text:p>
      <text:p text:style-name="P2"><text:s/>\____\__,_|_| |_| |_|_|_|_|\___| <text:s/>|____(_)</text:p>
      <text:p text:style-name="P2"><text:s text:c="44"/></text:p>
      <text:p text:style-name="P2"><text:s/>____ <text:s/>____ <text:s text:c="5"/>_ <text:s text:c="3"/>____ <text:s text:c="2"/>___ <text:s/></text:p>
      <text:p text:style-name="P2">| <text:s/>_ \| <text:s/>_ \ <text:s text:c="3"/>/ \ <text:s/>| <text:s/>_ \ / _ \ </text:p>
      <text:p text:style-name="P2">| |_) | |_) | <text:s/>/ _ \ | | | | | | |</text:p>
      <text:p text:style-name="P2">| <text:s/>__/| <text:s/>_ &lt; <text:s/>/ ___ \| |_| | |_| |</text:p>
      <text:p text:style-name="P2">|_| <text:s text:c="2"/>|_| \_\/_/ <text:s text:c="2"/>\_\____/ \___/ </text:p>
      <text:p text:style-name="P2"><text:s text:c="34"/></text:p>
      <text:p text:style-name="P1"/>
      <text:p text:style-name="P3">Topologie générale</text:p>
      <text:p text:style-name="P3">Bâtiment A : 3 étages</text:p>
      <text:p text:style-name="P3">RDC : Salle en accès libre avec 25 postes et 1 imprimante<text:span text:style-name="T1">.</text:span></text:p>
      <text:p text:style-name="P4">Étage 1 : Salle de formation<text:span text:style-name="T2"> avec 20 postes</text:span><text:span text:style-name="T3">, 1 imprimante et 1 ordinateur portable</text:span><text:span text:style-name="T1">.</text:span></text:p>
      <text:p text:style-name="P4">É<text:span text:style-name="T4">tage 2 : Salle de réunion avec 1 poste</text:span><text:span text:style-name="T5">, 1 téléphone IP</text:span><text:span text:style-name="T4"> et 1 borne d'accès Wi-Fi</text:span><text:span text:style-name="T1">.</text:span></text:p>
      <text:p text:style-name="P4"/>
      <text:p text:style-name="P5">Bâtiment B : <text:span text:style-name="T6">3 étages + RDC</text:span></text:p>
      <text:p text:style-name="P6">RDC : Baie technique <text:span text:style-name="T7">- 2 switch empilés, firewall ASA, routeur WAN, accès Internet</text:span></text:p>
      <text:p text:style-name="P7">É<text:span text:style-name="T8">tages 1 &amp; 2 : Bureaux avec 2x15 machines et borne d'accès Wi-Fi</text:span></text:p>
      <text:p text:style-name="P7">É<text:span text:style-name="T8">tage 3 : Salle de réunion avec 1 poste, 1 téléphone IP et 1 borne d'accès Wi-Fi</text:span></text:p>
      <text:p text:style-name="P7"/>
      <text:p text:style-name="P8">É<text:span text:style-name="T9">quipements principaux utilisés :</text:span></text:p>
      <text:p text:style-name="P9">switchs Cisco 2960-24TT empilés pour les baies</text:p>
      <text:p text:style-name="P9">routeur Cisco-PT</text:p>
      <text:p text:style-name="P9">Pare-feu ASA 5505</text:p>
      <text:p text:style-name="P9">Serveurs-PT pour les DNS, DHCP, AD, NAS, mail, impression</text:p>
      <text:p text:style-name="P9">AccessPoint-PT pour les bornes d'accès Wi-Fi</text:p>
      <text:p text:style-name="P9">PC-PT / Laptop-PT / Printer-PT / Téléphone IP pour les équipements utilisateur.ices</text:p>
      <text:p text:style-name="P9"/>
      <text:p text:style-name="P10">Plan d'adressage :</text:p>
      <text:p text:style-name="P10">Plage 10.2.0.0/24</text:p>
      <text:p text:style-name="P10">Passerelle par défaut : 10.2.0.254 (pare-feu ASA -&gt; interface inside)</text:p>
      <text:p text:style-name="P10">DNS : 10.2.0.1</text:p>
      <text:p text:style-name="P10">DHCP pool TL86-LAN :</text:p>
      <text:p text:style-name="P10"><text:tab/>-IP de départ 10.2.0.100</text:p>
      <text:p text:style-name="P10"><text:tab/>-100 utilisateur.ices maximum</text:p>
      <text:p text:style-name="P10"/>
      <text:p text:style-name="P11"><text:soft-page-break/>DMZ :</text:p>
      <text:p text:style-name="P11"><text:tab/>- Plage 172.16.2.0/24</text:p>
      <text:p text:style-name="P11"><text:tab/>- DNS 172.16.2.11</text:p>
      <text:p text:style-name="P11"><text:tab/>- Web 172.16.2.12</text:p>
      <text:p text:style-name="P11"><text:tab/>- Mail 172.16.2.13</text:p>
      <text:p text:style-name="P11"/>
      <text:p text:style-name="P12">Réseau externe :</text:p>
      <text:p text:style-name="P12">ASA interface outside : 192.36.253.2</text:p>
      <text:p text:style-name="P12">Routeur WAN :</text:p>
      <text:p text:style-name="P12"><text:tab/>- Lan ASA 192.36.253.1</text:p>
      <text:p text:style-name="P12"><text:tab/>- WAN cloud : 203.0.113.1</text:p>
      <text:p text:style-name="P12"/>
      <text:p text:style-name="P13"/>
      <text:p text:style-name="P14">Convention de nomenclature 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Salle de formation</text:p>
          </table:table-cell>
          <table:table-cell table:style-name="Table1.B1" office:value-type="string">
            <text:p text:style-name="P16"><text:span text:style-name="Source_20_Text"><text:span text:style-name="T10">BAE1FORMATIONPxx</text:span></text:span></text:p>
          </table:table-cell>
        </table:table-row>
        <table:table-row>
          <table:table-cell table:style-name="Table1.A2" office:value-type="string">
            <text:p text:style-name="P15">Salle en libre-service</text:p>
          </table:table-cell>
          <table:table-cell table:style-name="Table1.B2" office:value-type="string">
            <text:p text:style-name="P16"><text:span text:style-name="Source_20_Text"><text:span text:style-name="T10">BAERDCLIBREXPxx</text:span></text:span></text:p>
          </table:table-cell>
        </table:table-row>
        <table:table-row>
          <table:table-cell table:style-name="Table1.A2" office:value-type="string">
            <text:p text:style-name="P15">Salle d'impression du RDC</text:p>
          </table:table-cell>
          <table:table-cell table:style-name="Table1.B2" office:value-type="string">
            <text:p text:style-name="P16"><text:span text:style-name="Source_20_Text"><text:span text:style-name="T10">BAERDCIMPxx</text:span></text:span></text:p>
          </table:table-cell>
        </table:table-row>
        <table:table-row>
          <table:table-cell table:style-name="Table1.A2" office:value-type="string">
            <text:p text:style-name="P15">Salle des serveurs</text:p>
          </table:table-cell>
          <table:table-cell table:style-name="Table1.B2" office:value-type="string">
            <text:p text:style-name="P16"><text:span text:style-name="Source_20_Text"><text:span text:style-name="T10">CENTRAL_SRV_xxx</text:span></text:span></text:p>
          </table:table-cell>
        </table:table-row>
        <table:table-row>
          <table:table-cell table:style-name="Table1.A2" office:value-type="string">
            <text:p text:style-name="P15">DMZ</text:p>
          </table:table-cell>
          <table:table-cell table:style-name="Table1.B2" office:value-type="string">
            <text:p text:style-name="P16"><text:span text:style-name="Source_20_Text"><text:span text:style-name="T10">DMZ_SRV_xxx</text:span></text:span></text:p>
          </table:table-cell>
        </table:table-row>
        <table:table-row>
          <table:table-cell table:style-name="Table1.A2" office:value-type="string">
            <text:p text:style-name="P15">Firewall</text:p>
          </table:table-cell>
          <table:table-cell table:style-name="Table1.B2" office:value-type="string">
            <text:p text:style-name="P16"><text:span text:style-name="Source_20_Text"><text:span text:style-name="T10">CENTRAL_Firewall</text:span></text:span></text:p>
          </table:table-cell>
        </table:table-row>
        <table:table-row>
          <table:table-cell table:style-name="Table1.A2" office:value-type="string">
            <text:p text:style-name="P15">WAN</text:p>
          </table:table-cell>
          <table:table-cell table:style-name="Table1.B2" office:value-type="string">
            <text:p text:style-name="P16"><text:span text:style-name="Source_20_Text"><text:span text:style-name="T10">CENTRAL_RouterWAN</text:span></text:span></text:p>
          </table:table-cell>
        </table:table-row>
      </table:table>
      <text:p text:style-name="P17"><text:span text:style-name="Source_20_Text"><text:span text:style-name="T10"/></text:span></text:p>
      <text:p text:style-name="P17"><text:span text:style-name="Source_20_Text"><text:span text:style-name="T10"/></text:span></text:p>
      <text:p text:style-name="P17"><text:span text:style-name="Source_20_Text"><text:span text:style-name="T10">Ce réseau a été conçu en suivant les contraintes du </text:span></text:span><text:span text:style-name="Source_20_Text"><text:span text:style-name="T11">document référence</text:span></text:span><text:span text:style-name="Source_20_Text"><text:span text:style-name="T10">. La topologie respecte la structure physique des bâtiments, et tous les équipements sont fonctionnels. Des tests de connectivité ont été réalisés pour valider l'infrastructure. Le projet a été réalisé avec méthode et rigueur, malgré des bugs et crashs de Packet Tracer, et </text:span></text:span><text:span text:style-name="Source_20_Text"><text:span text:style-name="T12">devrait </text:span></text:span><text:span text:style-name="Source_20_Text"><text:span text:style-name="T10">constitue</text:span></text:span><text:span text:style-name="Source_20_Text"><text:span text:style-name="T12">r </text:span></text:span><text:span text:style-name="Source_20_Text"><text:span text:style-name="T10">un socle fiable pour tout déploiement.</text:span></text:span></text:p>
      <text:p text:style-name="P18"/>
      <text:p text:style-name="P19">------Les machines------</text:p>
      <text:p text:style-name="P20">Nous avons trois machines :</text:p>
      <text:p text:style-name="P20">- Routeur : VyOS</text:p>
      <text:p text:style-name="P20">- Contrôleur AD : Windows serveur 2019</text:p>
      <text:p text:style-name="P20">- Machine type utilisateur.ice : Windows 10 Éducation édition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21">Machine</text:p>
          </table:table-cell>
          <table:table-cell table:style-name="Table2.A1" office:value-type="string">
            <text:p text:style-name="P21">Rôle</text:p>
          </table:table-cell>
          <table:table-cell table:style-name="Table2.A1" office:value-type="string">
            <text:p text:style-name="P21">IP</text:p>
          </table:table-cell>
          <table:table-cell table:style-name="Table2.A1" office:value-type="string">
            <text:p text:style-name="P21">OS</text:p>
          </table:table-cell>
          <table:table-cell table:style-name="Table2.E1" office:value-type="string">
            <text:p text:style-name="P21">Notes</text:p>
          </table:table-cell>
        </table:table-row>
        <table:table-row>
          <table:table-cell table:style-name="Table2.A2" office:value-type="string">
            <text:p text:style-name="P21">VyOS</text:p>
          </table:table-cell>
          <table:table-cell table:style-name="Table2.A2" office:value-type="string">
            <text:p text:style-name="P21">Routeur &amp; NAT</text:p>
          </table:table-cell>
          <table:table-cell table:style-name="Table2.A2" office:value-type="string">
            <text:p text:style-name="P21">10.0.2.x/25</text:p>
            <text:p text:style-name="P21">192.168.10.1</text:p>
          </table:table-cell>
          <table:table-cell table:style-name="Table2.A2" office:value-type="string">
            <text:p text:style-name="P21">VyOS</text:p>
          </table:table-cell>
          <table:table-cell table:style-name="Table2.E2" office:value-type="string">
            <text:p text:style-name="P21">NAT vers le net externe, et LAN</text:p>
          </table:table-cell>
        </table:table-row>
        <table:table-row>
          <table:table-cell table:style-name="Table2.A2" office:value-type="string">
            <text:p text:style-name="P21">Windows Server 2019</text:p>
          </table:table-cell>
          <table:table-cell table:style-name="Table2.A2" office:value-type="string">
            <text:p text:style-name="P21">Contrôleur de domaine AD</text:p>
          </table:table-cell>
          <table:table-cell table:style-name="Table2.A2" office:value-type="string">
            <text:p text:style-name="P21">192.168.10.10</text:p>
          </table:table-cell>
          <table:table-cell table:style-name="Table2.A2" office:value-type="string">
            <text:p text:style-name="P21">Windows Server 2019</text:p>
          </table:table-cell>
          <table:table-cell table:style-name="Table2.E2" office:value-type="string">
            <text:p text:style-name="P21">DNS, DHCP, AD et DS</text:p>
          </table:table-cell>
        </table:table-row>
        <table:table-row>
          <table:table-cell table:style-name="Table2.A2" office:value-type="string">
            <text:p text:style-name="P21">Windows 10</text:p>
          </table:table-cell>
          <table:table-cell table:style-name="Table2.A2" office:value-type="string">
            <text:p text:style-name="P21">Client</text:p>
          </table:table-cell>
          <table:table-cell table:style-name="Table2.A2" office:value-type="string">
            <text:p text:style-name="P21">192.168.10.x</text:p>
          </table:table-cell>
          <table:table-cell table:style-name="Table2.A2" office:value-type="string">
            <text:p text:style-name="P21">Windows 10 éducation </text:p>
          </table:table-cell>
          <table:table-cell table:style-name="Table2.E2" office:value-type="string">
            <text:p text:style-name="P21">Membre du domaine</text:p>
          </table:table-cell>
        </table:table-row>
      </table:table>
      <text:p text:style-name="P20"/>
      <text:p text:style-name="P22">Windows Server 2019</text:p>
      <text:p text:style-name="P23">Installé en mode "Core"</text:p>
      <text:p text:style-name="P23"><text:span text:style-name="Source_20_Text"><text:span text:style-name="T10">Configuré avec une IP statique pour être facilement retrouvé dans le réseau.</text:span></text:span></text:p>
      <text:p text:style-name="P24"><text:span text:style-name="Source_20_Text"><text:span text:style-name="T13">Installation des différents services grâce à PowerShell</text:span></text:span></text:p>
      <text:p text:style-name="P25"><text:span text:style-name="Source_20_Text"><text:span text:style-name="T14">DHCP avec une plage d'IPs allant de 192.168.10.50 et 192.168.10.100, et netmask de 255.255.255.0</text:span></text:span><text:span text:style-name="Source_20_Text"><text:span text:style-name="T15">. </text:span></text:span></text:p>
      <text:p text:style-name="P26"><text:span text:style-name="Source_20_Text"><text:span text:style-name="T15">Passerelle en 192.168.10.1 vers la machine VyOS</text:span></text:span></text:p>
      <text:p text:style-name="P27"><text:span text:style-name="Source_20_Text"><text:span text:style-name="T16">Présence des utilisateur.ices sur le serveur :</text:span></text:span><text:span text:style-name="T17"/></text:p>
      <text:p text:style-name="P27"><text:span text:style-name="Source_20_Text"><text:span text:style-name="T17">New-ADUser -Name "Jean Dupont" -SamAccountName "jdupont" -UserPrincipalName "jdupont@tierslieux86.local" -AccountPassword (ConvertTo-SecureString "TiersLieux86" -AsPlainText -Force) -Enabled $true -Path "CN=Users,DC=tierslieux86,DC=local"</text:span></text:span></text:p>
      <text:p text:style-name="P27"><text:span text:style-name="Source_20_Text"><text:span text:style-name="T17">Add-ADGroupMember -Identity "Administration" -Members "jdupont"</text:span></text:span></text:p>
      <text:p text:style-name="P26"><text:span text:style-name="Source_20_Text"><text:span text:style-name="T15"/></text:span></text:p>
      <text:p text:style-name="P28"><text:span text:style-name="Source_20_Text"><text:span text:style-name="T18">Présence des groupes Administration, Adhérents et Esporting</text:span></text:span></text:p>
      <text:p text:style-name="P28"><text:span text:style-name="Source_20_Text"><text:span text:style-name="T18"/></text:span></text:p>
      <text:p text:style-name="P26"><text:span text:style-name="Source_20_Text"><text:span text:style-name="T15"/></text:span></text:p>
      <text:p text:style-name="P29"><text:span text:style-name="Source_20_Text"><text:span text:style-name="T19">Windows 10 Éducation Édition</text:span></text:span></text:p>
      <text:p text:style-name="P30"><text:span text:style-name="Source_20_Text"><text:span text:style-name="T20">Ajout au domaine par PowerShell, attribution d'une IP fixe.</text:span></text:span></text:p>
      <text:p text:style-name="P30"><text:span text:style-name="Source_20_Text"><text:span text:style-name="T20">Accès au dossier partagé présent sur l'AD</text:span></text:span><text:span text:style-name="Source_20_Text"><text:span text:style-name="T21">, ajouté manuellement</text:span></text:span></text:p>
      <text:p text:style-name="P31"><text:span text:style-name="Source_20_Text"><text:span text:style-name="T22">Accès au Net grâce au routeur VyOS</text:span></text:span></text:p>
      <text:p text:style-name="P31"><text:span text:style-name="Source_20_Text"><text:span text:style-name="T22"/></text:span></text:p>
      <text:p text:style-name="P27"><text:span text:style-name="Source_20_Text"><text:span text:style-name="T16">PowerShell utilisé pour joindre au domaine :</text:span></text:span></text:p>
      <text:p text:style-name="P27"><text:span text:style-name="Source_20_Text"><text:span text:style-name="T17">Add-Computer -DomainName "tierslieux86.local" -Credential (Get-Credential) -Restart</text:span></text:span></text:p>
      <text:p text:style-name="P31"><text:span text:style-name="Source_20_Text"><text:span text:style-name="T22"/></text:span></text:p>
      <text:p text:style-name="P31"><text:span text:style-name="Source_20_Text"><text:span text:style-name="T22"/></text:span></text:p>
      <text:p text:style-name="P32"><text:span text:style-name="Source_20_Text"><text:span text:style-name="T23">VyOS</text:span></text:span></text:p>
      <text:p text:style-name="P32"><text:span text:style-name="Source_20_Text"><text:span text:style-name="T24">Routeur gérant la transition entre l'intranet et le Net externe.</text:span></text:span></text:p>
      <text:p text:style-name="P32"><text:span text:style-name="Source_20_Text"><text:span text:style-name="T24">Transposition des adresses internes vers l'extérieur et vice-versa</text:span></text:span></text:p>
      <text:p text:style-name="P33"><text:span text:style-name="Source_20_Text"><text:span text:style-name="T25">Arborescence de l'AD (incluant les clients </text:span></text:span><text:span text:style-name="Source_20_Text"><text:span text:style-name="T26">ValorElec</text:span></text:span><text:span text:style-name="Source_20_Text"><text:span text:style-name="T27">)</text:span></text:span></text:p>
      <text:p text:style-name="P34"><text:span text:style-name="Source_20_Text"><text:span text:style-name="T27">tierslieux86.local</text:span></text:span></text:p>
      <text:p text:style-name="P34"><text:span text:style-name="Source_20_Text"><text:span text:style-name="T27">└─ V</text:span></text:span><text:span text:style-name="Source_20_Text"><text:span text:style-name="T28">a</text:span></text:span><text:span text:style-name="Source_20_Text"><text:span text:style-name="T27">l</text:span></text:span><text:span text:style-name="Source_20_Text"><text:span text:style-name="T28">orEle</text:span></text:span><text:span text:style-name="Source_20_Text"><text:span text:style-name="T27">c</text:span></text:span></text:p>
      <text:p text:style-name="P34"><text:span text:style-name="Source_20_Text"><text:span text:style-name="T27"><text:s text:c="3"/>├─ RechercheEtDeveloppement</text:span></text:span></text:p>
      <text:p text:style-name="P34"><text:span text:style-name="Source_20_Text"><text:span text:style-name="T27"><text:s text:c="3"/>│ <text:s text:c="2"/>├─ Utilisateurs R&amp;D (comptes)</text:span></text:span></text:p>
      <text:p text:style-name="P35"><text:span text:style-name="Source_20_Text"><text:span text:style-name="T27"><text:s text:c="3"/>│ <text:s text:c="2"/>└─ Groupe G_RnD</text:span></text:span><text:span text:style-name="Source_20_Text"><text:span text:style-name="T29"> &lt;- 10 </text:span></text:span><text:span text:style-name="Source_20_Text"><text:span text:style-name="T30">comptes</text:span></text:span></text:p>
      <text:p text:style-name="P34"><text:span text:style-name="Source_20_Text"><text:span text:style-name="T27"><text:s text:c="3"/>├─ Commercial</text:span></text:span></text:p>
      <text:p text:style-name="P34"><text:span text:style-name="Source_20_Text"><text:span text:style-name="T27"><text:s text:c="3"/>│ <text:s text:c="2"/>├─ Utilisateur</text:span></text:span><text:span text:style-name="Source_20_Text"><text:span text:style-name="T31">s Commerciaux</text:span></text:span></text:p>
      <text:p text:style-name="P34"><text:span text:style-name="Source_20_Text"><text:span text:style-name="T27"><text:s text:c="3"/>│ <text:s text:c="2"/>└─ Groupe G_Commercial</text:span></text:span><text:span text:style-name="Source_20_Text"><text:span text:style-name="T32"> &lt;- 1 </text:span></text:span><text:span text:style-name="Source_20_Text"><text:span text:style-name="T30">compte</text:span></text:span></text:p>
      <text:p text:style-name="P34"><text:span text:style-name="Source_20_Text"><text:span text:style-name="T27"><text:s text:c="3"/>└─ Direction</text:span></text:span></text:p>
      <text:p text:style-name="P34"><text:span text:style-name="Source_20_Text"><text:span text:style-name="T27"><text:s text:c="7"/>├─ Utilisateurs Direction</text:span></text:span></text:p>
      <text:p text:style-name="P35"><text:span text:style-name="Source_20_Text"><text:span text:style-name="T27"><text:s text:c="7"/>└─ Groupe G_Direction</text:span></text:span><text:span text:style-name="Source_20_Text"><text:span text:style-name="T29"> &lt;- 8 </text:span></text:span><text:span text:style-name="Source_20_Text"><text:span text:style-name="T30">comptes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iraCode Nerd Font" svg:font-family="'FiraCode Nerd Font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6T15:39:50.883101252</meta:creation-date>
    <dc:date>2025-03-27T19:32:00.039376870</dc:date>
    <meta:editing-duration>PT1H40M50S</meta:editing-duration>
    <meta:editing-cycles>47</meta:editing-cycles>
    <meta:generator>LibreOffice/25.2.2.2$Linux_X86_64 LibreOffice_project/520$Build-2</meta:generator>
    <meta:document-statistic meta:table-count="2" meta:image-count="0" meta:object-count="0" meta:page-count="5" meta:paragraph-count="120" meta:word-count="669" meta:character-count="4287" meta:non-whitespace-character-count="3519"/>
  </office:meta>
</office:document-meta>
</file>